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marius1-lab.github.io/marius_portfolio/" text:style-name="Internet_20_link" text:visited-style-name="Visited_20_Internet_20_Link">https://marius1-lab.github.io/marius_portfolio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00:03:58.431034914</meta:creation-date>
    <dc:date>2025-11-16T00:05:10.797800100</dc:date>
    <meta:editing-duration>PT50S</meta:editing-duration>
    <meta:editing-cycles>2</meta:editing-cycles>
    <meta:generator>LibreOffice/25.8.2.2$Linux_X86_64 LibreOffice_project/580$Build-2</meta:generator>
    <meta:document-statistic meta:table-count="0" meta:image-count="0" meta:object-count="0" meta:page-count="1" meta:paragraph-count="1" meta:word-count="1" meta:character-count="47" meta:non-whitespace-character-count="47"/>
  </office:meta>
</office:document-meta>
</file>